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modern" style:font-pitch="fixed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0pt" officeooo:rsid="002bc032" officeooo:paragraph-rsid="002bc032" style:font-size-asian="8.75pt" style:font-size-complex="10pt"/>
    </style:style>
    <style:style style:name="P2" style:family="paragraph" style:parent-style-name="Preformatted_20_Text">
      <style:paragraph-properties fo:text-align="start" style:justify-single-word="false"/>
      <style:text-properties fo:font-size="10pt" officeooo:rsid="002bc032" officeooo:paragraph-rsid="002bc032" style:font-size-asian="8.75pt" style:font-size-complex="10pt"/>
    </style:style>
    <style:style style:name="P3" style:family="paragraph" style:parent-style-name="Preformatted_20_Text">
      <style:paragraph-properties fo:text-align="start" style:justify-single-word="false"/>
      <style:text-properties fo:font-size="10pt" officeooo:rsid="002bc032" officeooo:paragraph-rsid="002d6944" style:font-size-asian="8.75pt" style:font-size-complex="10pt"/>
    </style:style>
    <style:style style:name="P4" style:family="paragraph" style:parent-style-name="Preformatted_20_Text">
      <style:paragraph-properties fo:text-align="start" style:justify-single-word="false"/>
      <style:text-properties fo:font-size="10pt" officeooo:rsid="002c4b28" officeooo:paragraph-rsid="002c4b28" style:font-size-asian="8.75pt" style:font-size-complex="10pt"/>
    </style:style>
    <style:style style:name="P5" style:family="paragraph" style:parent-style-name="Preformatted_20_Text">
      <style:paragraph-properties fo:text-align="start" style:justify-single-word="false"/>
      <style:text-properties fo:font-size="10pt" officeooo:rsid="002d46eb" officeooo:paragraph-rsid="002d46eb" style:font-size-asian="8.75pt" style:font-size-complex="10pt"/>
    </style:style>
    <style:style style:name="P6" style:family="paragraph" style:parent-style-name="Preformatted_20_Text">
      <style:paragraph-properties fo:text-align="start" style:justify-single-word="false"/>
      <style:text-properties fo:font-size="10pt" officeooo:rsid="002d6944" officeooo:paragraph-rsid="002d6944" style:font-size-asian="8.75pt" style:font-size-complex="10pt"/>
    </style:style>
    <style:style style:name="P7" style:family="paragraph" style:parent-style-name="Preformatted_20_Text">
      <style:paragraph-properties fo:text-align="center" style:justify-single-word="false"/>
      <style:text-properties fo:font-size="10pt" officeooo:rsid="002e02a7" officeooo:paragraph-rsid="002e02a7" style:font-size-asian="8.75pt" style:font-size-complex="10pt"/>
    </style:style>
    <style:style style:name="P8" style:family="paragraph" style:parent-style-name="Preformatted_20_Text">
      <style:paragraph-properties fo:text-align="center" style:justify-single-word="false"/>
      <style:text-properties fo:font-size="10pt" officeooo:rsid="002e12dc" officeooo:paragraph-rsid="002e12dc" style:font-size-asian="8.75pt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fo:font-size="10pt" officeooo:rsid="002e5182" officeooo:paragraph-rsid="002e5182" style:font-size-asian="8.75pt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fo:font-size="36pt" officeooo:rsid="002bc032" officeooo:paragraph-rsid="002bc032" style:font-size-asian="31.5pt" style:font-size-complex="36pt"/>
    </style:style>
    <style:style style:name="P11" style:family="paragraph" style:parent-style-name="Preformatted_20_Text">
      <style:paragraph-properties fo:text-align="start" style:justify-single-word="false"/>
      <style:text-properties fo:font-size="15pt" officeooo:rsid="002bc032" officeooo:paragraph-rsid="002bc032" style:font-size-asian="13.1000003814697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officeooo:rsid="002d46eb" officeooo:paragraph-rsid="002d46eb" style:font-size-asian="13.1000003814697pt" style:font-size-complex="15pt"/>
    </style:style>
    <style:style style:name="T1" style:family="text">
      <style:text-properties officeooo:rsid="002c4b28"/>
    </style:style>
    <style:style style:name="T2" style:family="text">
      <style:text-properties officeooo:rsid="002d6944"/>
    </style:style>
    <style:style style:name="T3" style:family="text">
      <style:text-properties officeooo:rsid="002fd9ad"/>
    </style:style>
    <style:style style:name="T4" style:family="text">
      <style:text-properties officeooo:rsid="0031a6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OwOCraft Laws</text:p>
      <text:p text:style-name="P1"/>
      <text:p text:style-name="P1">These are the laws for the OwOCraft 12 Primary Server, please note that rules are always subject to change depending on where you live, base and/or if there are certain events occurring on the server. Keep in mind that laws you can only be arrested on the spot if the crime is concerning enough.</text:p>
      <text:p text:style-name="P1"/>
      <text:p text:style-name="P7">Last Modified: <text:span text:style-name="T4">8.3</text:span>.23</text:p>
      <text:p text:style-name="P7">Modified by: logzinga</text:p>
      <text:p text:style-name="P1"/>
      <text:p text:style-name="P1">Address = Location of house through streets or coordinates.</text:p>
      <text:p text:style-name="P1"/>
      <text:p text:style-name="P8">Keep in mind this Document is constantly updating, ask me any questions.</text:p>
      <text:p text:style-name="P1"/>
      <text:p text:style-name="P2"/>
      <text:p text:style-name="P11">CATEGORY 1. IN SERVER LAWS</text:p>
      <text:p text:style-name="P2"/>
      <text:p text:style-name="P2">Section 1. Murder</text:p>
      <text:p text:style-name="P2"/>
      <text:p text:style-name="P2">If someone on OwOCraft murders another person without consent, the time in prison is 1 day and/or can do 2 days of Community Service. <text:span text:style-name="T2">(If no court case happens, the fine can be up to $250)</text:span></text:p>
      <text:p text:style-name="P2"/>
      <text:p text:style-name="P2">Section 1a. Self Defence</text:p>
      <text:p text:style-name="P2"/>
      <text:p text:style-name="P3">If someone is attacking and you accidentally kill them back, the sentence can be dropped entirely unless if the offender accidentally hits you. <text:span text:style-name="T2">(If no court case happens, the fine can be up to $250)</text:span></text:p>
      <text:p text:style-name="P2"/>
      <text:p text:style-name="P2">Section 2. Destruction of Property</text:p>
      <text:p text:style-name="P2"/>
      <text:p text:style-name="P3">If someone on OwOCraft is destroying someone else’s property, they can serve 1 – 10 days in prison and/or 2 – 20 days Community Service. The time served is determined by how much of the property was destroyed.</text:p>
      <text:p text:style-name="P2"/>
      <text:p text:style-name="P2">Section 3. Trespassing</text:p>
      <text:p text:style-name="P2"/>
      <text:p text:style-name="P3">Trespassing on OwOCraft is not allowed. If you are trespassing and you do not leave after first request, you can be imprisoned for 1 day and/or 2 days Community Service. <text:span text:style-name="T2">(If no court case happens, the fine can be up to $150)</text:span></text:p>
      <text:p text:style-name="P2"/>
      <text:p text:style-name="P2">Section 4. Hate Speech</text:p>
      <text:p text:style-name="P2"/>
      <text:p text:style-name="P2">Bullying and the harassment of others is not tolerated. OwOCraft does not tolerate any homophobic, transphobic, sexist or racist speech. Punishment for Hate Speech is 1 – 72 days imprisonment, up to 128 days Community Service and/or up to 70 days <text:soft-page-break/>server ban. </text:p>
      <text:p text:style-name="P2"/>
      <text:p text:style-name="P2">Section 5. OwOCraft Citizen ID <text:span text:style-name="T3">(Note: This section is now considered Optional)</text:span></text:p>
      <text:p text:style-name="P2"/>
      <text:p text:style-name="P2">To become a citizen of OwOCraft, you must register for an OwOCraft Citizen ID. If you played OwOCraft before OwOCraft 12, this doesn’t apply. To apply for an ID, visit owocraft.logzinga.com/ocid.html.</text:p>
      <text:p text:style-name="P2"/>
      <text:p text:style-name="P6">Section 6. Duplication</text:p>
      <text:p text:style-name="P6"/>
      <text:p text:style-name="P6">If you duplicate items on OwOCraft, you can be imprisoned for upto 15 days, upto 10 days Community Service, removal of duped items, and/or a server ban.</text:p>
      <text:p text:style-name="P6"/>
      <text:p text:style-name="P6">Section 7. Court/Imprisonment</text:p>
      <text:p text:style-name="P6"/>
      <text:p text:style-name="P6">If someone needs to go to court or prison, they must be killed beforehand, teleportation is not allowed.</text:p>
      <text:p text:style-name="P6"/>
      <text:p text:style-name="P9">Section 8. Thievery </text:p>
      <text:p text:style-name="P9"/>
      <text:p text:style-name="P9">Stealing on OwOCraft is illegal and always will be. Punishment for stealing is upto 2 days Prison and/or upto 4 days Community Service.</text:p>
      <text:p text:style-name="P2"/>
      <text:p text:style-name="P2"/>
      <text:p text:style-name="P11">CATEGORY 2. WAR RELATED EVENTS</text:p>
      <text:p text:style-name="P11"/>
      <text:p text:style-name="P2">Section 1. Applied laws</text:p>
      <text:p text:style-name="P2"/>
      <text:p text:style-name="P2">The only applied law is Section 4.</text:p>
      <text:p text:style-name="P2"/>
      <text:p text:style-name="P2">Section 2. Starting War</text:p>
      <text:p text:style-name="P2"/>
      <text:p text:style-name="P2">War must be started with at least two consenting parties. All rules for the war must also be written inside the declaration of war, which must be signed by a member of OwOCraft Government.</text:p>
      <text:p text:style-name="P2"/>
      <text:p text:style-name="P11">CATEGORY 3. SERVER PLUGIN/WEBSITE DEVELOPMENT</text:p>
      <text:p text:style-name="P11"/>
      <text:p text:style-name="P2">Section 1. Requirements</text:p>
      <text:p text:style-name="P2"/>
      <text:p text:style-name="P2">You require a GitHub account, some base knowledge of either Java or HTML and you must be added to the OwOCraft Organisation.</text:p>
      <text:p text:style-name="P2"/>
      <text:p text:style-name="P2">Section 2. Communication</text:p>
      <text:p text:style-name="P2"/>
      <text:p text:style-name="P2">You must have good communication with the rest of the OwOCraft Developers.</text:p>
      <text:p text:style-name="P2"/>
      <text:p text:style-name="P2"><text:soft-page-break/>Section 3. Commit Messages</text:p>
      <text:p text:style-name="P2"/>
      <text:p text:style-name="P2">Every commit message must say what changes you have done to a specific file.</text:p>
      <text:p text:style-name="P2"/>
      <text:p text:style-name="P2">Section 4. <text:span text:style-name="T1">Punishments</text:span></text:p>
      <text:p text:style-name="P2"/>
      <text:p text:style-name="P4">If you destroy any repositories containing any code, you will be removed from the OwOCraft Group and banned from OwOCraft for up to 30 Days.</text:p>
      <text:p text:style-name="P4"/>
      <text:p text:style-name="P5"/>
      <text:p text:style-name="P12">CATEGORY 4. GENERAL RULES</text:p>
      <text:p text:style-name="P12"/>
      <text:p text:style-name="P5">Section 1. Loopholes</text:p>
      <text:p text:style-name="P5"/>
      <text:p text:style-name="P5">If you find a loophole, contact logzinga, reporting loopholes can give you more items in game. If you abuse a loophole however, you can go to Prison for upto 5 days.</text:p>
      <text:p text:style-name="P5"/>
      <text:p text:style-name="P6">Section 2. Administrator Abuse</text:p>
      <text:p text:style-name="P6"/>
      <text:p text:style-name="P6">If any members of OwOCraft Government is abusing their power, contact another member of OwOCraft Government or start a court ca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AU" style:letter-kerning="true" style:font-name-asian="Noto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AU" style:font-name-asian="Noto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8T17:48:33.334025373</dc:date>
    <meta:editing-duration>PT7H17M55S</meta:editing-duration>
    <meta:editing-cycles>38</meta:editing-cycles>
    <meta:generator>LibreOffice/7.5.1.2$Linux_X86_64 LibreOffice_project/50$Build-2</meta:generator>
    <meta:document-statistic meta:table-count="0" meta:image-count="0" meta:object-count="0" meta:page-count="3" meta:paragraph-count="44" meta:word-count="626" meta:character-count="3666" meta:non-whitespace-character-count="3079"/>
  </office:meta>
</office:document-meta>
</file>